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306b" officeooo:paragraph-rsid="0006306b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6ed7c" officeooo:paragraph-rsid="0006ed7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6ed7c" officeooo:paragraph-rsid="0008975d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8975d" officeooo:paragraph-rsid="0008975d" style:font-size-asian="12.25pt" style:font-size-complex="14pt"/>
    </style:style>
    <style:style style:name="P5" style:family="paragraph" style:parent-style-name="Standard">
      <style:text-properties fo:font-size="14pt" fo:font-weight="bold" officeooo:rsid="0006306b" officeooo:paragraph-rsid="0006306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officeooo:rsid="0006306b" officeooo:paragraph-rsid="0006306b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officeooo:rsid="0006306b"/>
    </style:style>
    <style:style style:name="T4" style:family="text">
      <style:text-properties style:font-size-asian="14pt"/>
    </style:style>
    <style:style style:name="T5" style:family="text">
      <style:text-properties officeooo:rsid="0006ed7c"/>
    </style:style>
    <style:style style:name="T6" style:family="text">
      <style:text-properties officeooo:rsid="000897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gras e Especificações de Requisitos</text:p>
      <text:p text:style-name="P1"/>
      <text:p text:style-name="P1">1- <text:span text:style-name="T4">Evitar as palavras:</text:span><text:span text:style-name="T1"> e, </text:span><text:span text:style-name="T2">ou</text:span><text:span text:style-name="T1">, somente se, exceto, se necessário, mas, contudo, entretanto, usualmente, geralmente, frequentemente, tipicamente, amigável, versátil, flexível, aproximadamente, tão logo quanto possível, talvez, provavelmente ou palavras que forneçam a mesma ideia que essas;</text:span></text:p>
      <text:p text:style-name="P1"/>
      <text:p text:style-name="P1">2- Evitar sentenças grandes;</text:p>
      <text:p text:style-name="P1"/>
      <text:p text:style-name="P1">3- Manter estrutura hierárquica dos requisitos;</text:p>
      <text:p text:style-name="P1"/>
      <text:p text:style-name="P1">4- Transformar os requisitos do usuário em requisitos do software;</text:p>
      <text:p text:style-name="P1"/>
      <text:p text:style-name="P1">5- Agrupar corretamente os requisitos;</text:p>
      <text:p text:style-name="P1"/>
      <text:p text:style-name="P1">6- Não conter ambiguidade.</text:p>
      <text:p text:style-name="P1"/>
      <text:p text:style-name="P1">RU – requisitos do usuário.</text:p>
      <text:p text:style-name="P1">RS – requisitos do software.</text:p>
      <text:p text:style-name="P1"/>
      <text:p text:style-name="P5">Alocação de Requisitos:</text:p>
      <text:p text:style-name="P1"/>
      <text:p text:style-name="P1">RU1 - O software deve <text:span text:style-name="T5">permitir o login de clientes da loja.</text:span></text:p>
      <text:p text:style-name="P2">RU2 - <text:span text:style-name="T3">O software deve </text:span>permitir o cadastro de novos clientes.</text:p>
      <text:p text:style-name="P3">RU3 - <text:span text:style-name="T3">O software deve </text:span>permitir <text:span text:style-name="T6">que o cliente realize compras de um ou mais itens.</text:span></text:p>
      <text:p text:style-name="P2">R<text:span text:style-name="T6">U4 - O software deve </text:span>possuir um histórico de compras do cliente, <text:span text:style-name="T6">ao acesso do cliente</text:span>.</text:p>
      <text:p text:style-name="P4">RU5 - O software deve listar somente os produtos existente no estoque para o cliente.</text:p>
      <text:p text:style-name="P4"/>
      <text:p text:style-name="P4">RS1 - O software deve categorizar os clientes devido a seu histórico de compras.</text:p>
      <text:p text:style-name="P4">RS2 - O software deve identificar quando um determinado produto estiver em baixa no estoque e enviar um pedido ao fornecedor. (just in time).</text:p>
      <text:p text:style-name="P4">RS3 - O software deve cadastrar o produto no estoque após X tempo da solicitação do produto ao fornece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8:49:33.179307457</meta:creation-date>
    <dc:date>2019-05-09T19:24:06.733691549</dc:date>
    <meta:editing-duration>PT1M33S</meta:editing-duration>
    <meta:editing-cycles>1</meta:editing-cycles>
    <meta:document-statistic meta:table-count="0" meta:image-count="0" meta:object-count="0" meta:page-count="1" meta:paragraph-count="18" meta:word-count="209" meta:character-count="1307" meta:non-whitespace-character-count="1114"/>
    <meta:generator>LibreOffice/5.1.6.2$Linux_X86_64 LibreOffice_project/10m0$Build-2</meta:generator>
  </office:meta>
</office:document-meta>
</file>